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Основные действия (Actions)</text:p>
      <text:p text:style-name="Standard">.click() - Клик по элементу.</text:p>
      <text:p text:style-name="Standard"/>
      <text:p text:style-name="Standard">.doubleClick() - Двойной клик по элементу.</text:p>
      <text:p text:style-name="Standard"/>
      <text:p text:style-name="Standard">.contextClick() - Клик правой кнопкой мыши (контекстное меню).</text:p>
      <text:p text:style-name="Standard"/>
      <text:p text:style-name="Standard">.hover() - Навести курсор мыши на элемент.</text:p>
      <text:p text:style-name="Standard"/>
      <text:p text:style-name="Standard">.setValue(String text) / .sendKeys(String text) - Ввести текст в поле ввода (.setValue() предпочтительнее, чище).</text:p>
      <text:p text:style-name="Standard"/>
      <text:p text:style-name="Standard">.append(String text) - Дописать текст к уже существующему в поле.</text:p>
      <text:p text:style-name="Standard"/>
      <text:p text:style-name="Standard">.clear() - Очистить поле ввода.</text:p>
      <text:p text:style-name="Standard"/>
      <text:p text:style-name="Standard">.pressEnter() - Нажать клавишу Enter.</text:p>
      <text:p text:style-name="Standard"/>
      <text:p text:style-name="Standard">.pressEscape() - Нажать клавишу Escape.</text:p>
      <text:p text:style-name="Standard"/>
      <text:p text:style-name="Standard">.pressTab() - Нажать клавишу Tab.</text:p>
      <text:p text:style-name="Standard"/>
      <text:p text:style-name="Standard">.selectOption(String visibleText) - Выбрать опцию в выпадающем списке (&lt;select&gt;) по видимому тексту.</text:p>
      <text:p text:style-name="Standard"/>
      <text:p text:style-name="Standard">.selectOption(int index) - Выбрать опцию по индексу (начиная с 0).</text:p>
      <text:p text:style-name="Standard"/>
      <text:p text:style-name="Standard">.selectOptionByValue(String value) - Выбрать опцию по значению атрибута value.</text:p>
      <text:p text:style-name="Standard"/>
      <text:p text:style-name="Standard">.scrollTo() - Проскроллить страницу к элементу.</text:p>
      <text:p text:style-name="Standard"/>
      <text:p text:style-name="Standard">2. Методы проверок состояний (Assertions)</text:p>
      <text:p text:style-name="Standard">Эти методы ждут нужного состояния элемента (имеют встроенные таймауты).</text:p>
      <text:p text:style-name="Standard"/>
      <text:p text:style-name="Standard">.shouldBe(condition) - Проверяет, что элемент удовлетворяет условию (основной метод для断言).</text:p>
      <text:p text:style-name="Standard"/>
      <text:p text:style-name="Standard">.shouldNotBe(condition) - Проверяет, что элемент НЕ удовлетворяет условию.</text:p>
      <text:p text:style-name="Standard"/>
      <text:p text:style-name="Standard">.shouldHave(condition) - Синоним shouldBe (часто используется для проверки свойств).</text:p>
      <text:p text:style-name="Standard"/>
      <text:p text:style-name="Standard">.shouldNotHave(condition) - Синоним shouldNotBe.</text:p>
      <text:p text:style-name="Standard"/>
      <text:p text:style-name="Standard">Самые частые условия (Conditions):</text:p>
      <text:p text:style-name="Standard"/>
      <text:p text:style-name="Standard">visible - Элемент видим на странице. $("btn").shouldBe(visible)</text:p>
      <text:p text:style-name="Standard"/>
      <text:p text:style-name="Standard">hidden - Элемент невидим или отсутствует в DOM. $("loader").shouldBe(hidden)</text:p>
      <text:p text:style-name="Standard"/>
      <text:p text:style-name="Standard">appear - Элемент появляется (становится видимым). $("msg").should(appear)</text:p>
      <text:p text:style-name="Standard"/>
      <text:p text:style-name="Standard">disappear - Элемент исчезает. $("loader").should(disappear)</text:p>
      <text:p text:style-name="Standard"><text:soft-page-break/></text:p>
      <text:p text:style-name="Standard">enabled - Элемент активен (доступен для действий).</text:p>
      <text:p text:style-name="Standard"/>
      <text:p text:style-name="Standard">disabled - Элемент неактивен (заблокирован).</text:p>
      <text:p text:style-name="Standard"/>
      <text:p text:style-name="Standard">exist - Элемент существует в DOM, но может быть невидим.</text:p>
      <text:p text:style-name="Standard"/>
      <text:p text:style-name="Standard">selected - Элемент выбран (например, чекбокс или радиокнопка).</text:p>
      <text:p text:style-name="Standard"/>
      <text:p text:style-name="Standard">checked - Синоним selected для чекбоксов.</text:p>
      <text:p text:style-name="Standard"/>
      <text:p text:style-name="Standard">text(String expectedText) - Содержит точный текст.</text:p>
      <text:p text:style-name="Standard"/>
      <text:p text:style-name="Standard">exactText(String expectedText) - Содержит точный текст (без лишних пробелов по краям).</text:p>
      <text:p text:style-name="Standard"/>
      <text:p text:style-name="Standard">attribute(String name, String value) - Имеет атрибут с конкретным значением.</text:p>
      <text:p text:style-name="Standard"/>
      <text:p text:style-name="Standard">value(String value) - Проверяет значение атрибута value у поля ввода.</text:p>
      <text:p text:style-name="Standard"/>
      <text:p text:style-name="Standard">3. Методы для получения свойств (Getters)</text:p>
      <text:p text:style-name="Standard">.getText() - Возвращает видимый текст элемента.</text:p>
      <text:p text:style-name="Standard"/>
      <text:p text:style-name="Standard">.innerText() - Возвращает текст, включая пробелы и переносы.</text:p>
      <text:p text:style-name="Standard"/>
      <text:p text:style-name="Standard">.getAttribute(String name) - Возвращает значение атрибута (например, "href", "class").</text:p>
      <text:p text:style-name="Standard"/>
      <text:p text:style-name="Standard">.getValue() - Возвращает значение атрибута value у поля ввода (короткая запись getAttribute("value")).</text:p>
      <text:p text:style-name="Standard"/>
      <text:p text:style-name="Standard">.isDisplayed() - Возвращает boolean - видим ли элемент (не ждёт!).</text:p>
      <text:p text:style-name="Standard"/>
      <text:p text:style-name="Standard">.exists() - Возвращает boolean - существует ли элемент в DOM (не ждёт!).</text:p>
      <text:p text:style-name="Standard"/>
      <text:p text:style-name="Standard">.isEnabled() - Возвращает boolean - активен ли элемент.</text:p>
      <text:p text:style-name="Standard"/>
      <text:p text:style-name="Standard">.isSelected() - Возвращает boolean - выбран ли элемент.</text:p>
      <text:p text:style-name="Standard"/>
      <text:p text:style-name="Standard">4. Работа с фреймами (Frames)</text:p>
      <text:p text:style-name="Standard">Selenide.switchTo().frame(int index) - Переключиться на фрейм по индексу.</text:p>
      <text:p text:style-name="Standard"/>
      <text:p text:style-name="Standard">Selenide.switchTo().frame(String nameOrId) - Переключиться на фрейм по имени или id.</text:p>
      <text:p text:style-name="Standard"/>
      <text:p text:style-name="Standard">Selenide.switchTo().frame(SelenideElement element) - Переключиться на фрейм, найденный как элемент.</text:p>
      <text:p text:style-name="Standard"/>
      <text:p text:style-name="Standard">Selenide.switchTo().defaultContent() - Вернуться из фрейма обратно в основное содержимое страницы.</text:p>
      <text:p text:style-name="Standard"/>
      <text:p text:style-name="Standard">Selenide.switchTo().parentFrame() - Переключиться на родительский фрейм (вложенность).</text:p>
      <text:p text:style-name="Standard"/>
      <text:p text:style-name="Standard">5. Прочее важное</text:p>
      <text:p text:style-name="Standard"><text:soft-page-break/>.toString() - Возвращает описание элемента (селектор), очень полезно для читаемости ошибок.</text:p>
      <text:p text:style-name="Standard"/>
      <text:p text:style-name="Standard">.getSearchCriteria() - Возвращает селектор, по которому был найден элемент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6:08:30.765000000</meta:creation-date>
    <dc:date>2025-09-19T16:08:46.066000000</dc:date>
    <meta:editing-duration>PT14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53" meta:word-count="415" meta:character-count="3296" meta:non-whitespace-character-count="2937"/>
  </office:meta>
</office:document-meta>
</file>